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rmse_pred</text:p>
          </table:table-cell>
          <table:table-cell office:value-type="string">
            <text:p>rmse_kt</text:p>
          </table:table-cell>
          <table:table-cell office:value-type="string">
            <text:p>corrects_gt</text:p>
          </table:table-cell>
          <table:table-cell office:value-type="string">
            <text:p>corrects</text:p>
          </table:table-cell>
          <table:table-cell office:value-type="string">
            <text:p>PL0_avg</text:p>
          </table:table-cell>
          <table:table-cell office:value-type="string">
            <text:p>PL0_stdev</text:p>
          </table:table-cell>
          <table:table-cell office:value-type="string">
            <text:p>PT_avg</text:p>
          </table:table-cell>
          <table:table-cell office:value-type="string">
            <text:p>PT_stdev</text:p>
          </table:table-cell>
          <table:table-cell office:value-type="string">
            <text:p>PS_avg</text:p>
          </table:table-cell>
          <table:table-cell office:value-type="string">
            <text:p>PS_stdev</text:p>
          </table:table-cell>
          <table:table-cell office:value-type="string">
            <text:p>PG_avg</text:p>
          </table:table-cell>
          <table:table-cell office:value-type="string">
            <text:p>PG_std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85628256">
            <text:p>0,2785628256</text:p>
          </table:table-cell>
          <table:table-cell office:value-type="float" office:value="0.1882980557">
            <text:p>0,1882980557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2785628256">
            <text:p>0,2785628256</text:p>
          </table:table-cell>
          <table:table-cell office:value-type="float" office:value="0.0094518173">
            <text:p>0,0094518173</text:p>
          </table:table-cell>
          <table:table-cell office:value-type="float" office:value="0.3565431145">
            <text:p>0,3565431145</text:p>
          </table:table-cell>
          <table:table-cell office:value-type="float" office:value="0.8643563761">
            <text:p>0,8643563761</text:p>
          </table:table-cell>
          <table:table-cell office:value-type="float" office:value="0.7991056397">
            <text:p>0,7991056397</text:p>
          </table:table-cell>
          <table:table-cell office:value-type="float" office:value="0.0067789683">
            <text:p>0,0067789683</text:p>
          </table:table-cell>
          <table:table-cell office:value-type="float" office:value="0.8435354147">
            <text:p>0,8435354147</text:p>
          </table:table-cell>
          <table:table-cell office:value-type="float" office:value="0.004908453">
            <text:p>0,004908453</text:p>
          </table:table-cell>
          <table:table-cell office:value-type="float" office:value="0.3660230801">
            <text:p>0,3660230801</text:p>
          </table:table-cell>
          <table:table-cell office:value-type="float" office:value="0.0000973824">
            <text:p>9,73824E-005</text:p>
          </table:table-cell>
          <table:table-cell office:value-type="float" office:value="0.3304752425">
            <text:p>0,3304752425</text:p>
          </table:table-cell>
          <table:table-cell office:value-type="float" office:value="0.0001029522">
            <text:p>0,0001029522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785628256">
            <text:p>0,2785628256</text:p>
          </table:table-cell>
          <table:table-cell office:value-type="float" office:value="0.0579544618">
            <text:p>0,0579544618</text:p>
          </table:table-cell>
          <table:table-cell office:value-type="float" office:value="0.1971222114">
            <text:p>0,1971222114</text:p>
          </table:table-cell>
          <table:table-cell office:value-type="float" office:value="0.5170685997">
            <text:p>0,5170685997</text:p>
          </table:table-cell>
          <table:table-cell office:value-type="float" office:value="0.3286044974">
            <text:p>0,3286044974</text:p>
          </table:table-cell>
          <table:table-cell office:value-type="float" office:value="0.0006117692">
            <text:p>0,0006117692</text:p>
          </table:table-cell>
          <table:table-cell office:value-type="float" office:value="0.4017320349">
            <text:p>0,4017320349</text:p>
          </table:table-cell>
          <table:table-cell office:value-type="float" office:value="0.0007567209">
            <text:p>0,0007567209</text:p>
          </table:table-cell>
          <table:table-cell office:value-type="float" office:value="0.3981894107">
            <text:p>0,3981894107</text:p>
          </table:table-cell>
          <table:table-cell office:value-type="float" office:value="0.0000011048">
            <text:p>1,1048E-006</text:p>
          </table:table-cell>
          <table:table-cell office:value-type="float" office:value="0.3615123861">
            <text:p>0,3615123861</text:p>
          </table:table-cell>
          <table:table-cell office:value-type="float" office:value="0.0000092041">
            <text:p>9,2041E-006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785628256">
            <text:p>0,2785628256</text:p>
          </table:table-cell>
          <table:table-cell office:value-type="float" office:value="0.1393926454">
            <text:p>0,1393926454</text:p>
          </table:table-cell>
          <table:table-cell office:value-type="float" office:value="0.1332530662">
            <text:p>0,1332530662</text:p>
          </table:table-cell>
          <table:table-cell office:value-type="float" office:value="0.2313966703">
            <text:p>0,2313966703</text:p>
          </table:table-cell>
          <table:table-cell office:value-type="float" office:value="0.0892781987">
            <text:p>0,0892781987</text:p>
          </table:table-cell>
          <table:table-cell office:value-type="float" office:value="0.0003413482">
            <text:p>0,0003413482</text:p>
          </table:table-cell>
          <table:table-cell office:value-type="float" office:value="0.1182345847">
            <text:p>0,1182345847</text:p>
          </table:table-cell>
          <table:table-cell office:value-type="float" office:value="0.0005737789">
            <text:p>0,0005737789</text:p>
          </table:table-cell>
          <table:table-cell office:value-type="float" office:value="0.3734594206">
            <text:p>0,3734594206</text:p>
          </table:table-cell>
          <table:table-cell office:value-type="float" office:value="0.0000242202">
            <text:p>2,42202E-005</text:p>
          </table:table-cell>
          <table:table-cell office:value-type="float" office:value="0.3486726095">
            <text:p>0,3486726095</text:p>
          </table:table-cell>
          <table:table-cell office:value-type="float" office:value="0.0000062894">
            <text:p>6,2894E-006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785628256">
            <text:p>0,2785628256</text:p>
          </table:table-cell>
          <table:table-cell office:value-type="float" office:value="0.1640337429">
            <text:p>0,1640337429</text:p>
          </table:table-cell>
          <table:table-cell office:value-type="float" office:value="0.1007624845">
            <text:p>0,1007624845</text:p>
          </table:table-cell>
          <table:table-cell office:value-type="float" office:value="0.1152586829">
            <text:p>0,1152586829</text:p>
          </table:table-cell>
          <table:table-cell office:value-type="float" office:value="0.0371422559">
            <text:p>0,0371422559</text:p>
          </table:table-cell>
          <table:table-cell office:value-type="float" office:value="0.0000470393">
            <text:p>4,70393E-005</text:p>
          </table:table-cell>
          <table:table-cell office:value-type="float" office:value="0.0489048959">
            <text:p>0,0489048959</text:p>
          </table:table-cell>
          <table:table-cell office:value-type="float" office:value="0.0000699269">
            <text:p>6,99269E-005</text:p>
          </table:table-cell>
          <table:table-cell office:value-type="float" office:value="0.360725483">
            <text:p>0,360725483</text:p>
          </table:table-cell>
          <table:table-cell office:value-type="float" office:value="0.0000160315">
            <text:p>1,60315E-005</text:p>
          </table:table-cell>
          <table:table-cell office:value-type="float" office:value="0.3351216093">
            <text:p>0,3351216093</text:p>
          </table:table-cell>
          <table:table-cell office:value-type="float" office:value="0.0000082584">
            <text:p>8,2584E-006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785628256">
            <text:p>0,2785628256</text:p>
          </table:table-cell>
          <table:table-cell office:value-type="float" office:value="0.1746960185">
            <text:p>0,1746960185</text:p>
          </table:table-cell>
          <table:table-cell office:value-type="float" office:value="0.0823148404">
            <text:p>0,0823148404</text:p>
          </table:table-cell>
          <table:table-cell office:value-type="float" office:value="0.0694759195">
            <text:p>0,0694759195</text:p>
          </table:table-cell>
          <table:table-cell office:value-type="float" office:value="0.0205176768">
            <text:p>0,0205176768</text:p>
          </table:table-cell>
          <table:table-cell office:value-type="float" office:value="0.0000170881">
            <text:p>1,70881E-005</text:p>
          </table:table-cell>
          <table:table-cell office:value-type="float" office:value="0.0279240834">
            <text:p>0,0279240834</text:p>
          </table:table-cell>
          <table:table-cell office:value-type="float" office:value="0.000018861">
            <text:p>0,000018861</text:p>
          </table:table-cell>
          <table:table-cell office:value-type="float" office:value="0.3532232947">
            <text:p>0,3532232947</text:p>
          </table:table-cell>
          <table:table-cell office:value-type="float" office:value="0.0000020204">
            <text:p>2,0204E-006</text:p>
          </table:table-cell>
          <table:table-cell office:value-type="float" office:value="0.3243620828">
            <text:p>0,3243620828</text:p>
          </table:table-cell>
          <table:table-cell office:value-type="float" office:value="0.0000033586">
            <text:p>3,3586E-006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785628256">
            <text:p>0,2785628256</text:p>
          </table:table-cell>
          <table:table-cell office:value-type="float" office:value="0.1777040647">
            <text:p>0,1777040647</text:p>
          </table:table-cell>
          <table:table-cell office:value-type="float" office:value="0.0693190224">
            <text:p>0,0693190224</text:p>
          </table:table-cell>
          <table:table-cell office:value-type="float" office:value="0.0509071934">
            <text:p>0,0509071934</text:p>
          </table:table-cell>
          <table:table-cell office:value-type="float" office:value="0.0164141414">
            <text:p>0,0164141414</text:p>
          </table:table-cell>
          <table:table-cell office:value-type="float" office:value="0.0000073733">
            <text:p>7,3733E-006</text:p>
          </table:table-cell>
          <table:table-cell office:value-type="float" office:value="0.0223828343">
            <text:p>0,0223828343</text:p>
          </table:table-cell>
          <table:table-cell office:value-type="float" office:value="0.0000109445">
            <text:p>1,09445E-005</text:p>
          </table:table-cell>
          <table:table-cell office:value-type="float" office:value="0.350403232">
            <text:p>0,350403232</text:p>
          </table:table-cell>
          <table:table-cell office:value-type="float" office:value="0.0000017675">
            <text:p>1,7675E-006</text:p>
          </table:table-cell>
          <table:table-cell office:value-type="float" office:value="0.3200467985">
            <text:p>0,3200467985</text:p>
          </table:table-cell>
          <table:table-cell office:value-type="float" office:value="0.0000030578">
            <text:p>3,0578E-006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2785628256">
            <text:p>0,2785628256</text:p>
          </table:table-cell>
          <table:table-cell office:value-type="float" office:value="0.1805216224">
            <text:p>0,1805216224</text:p>
          </table:table-cell>
          <table:table-cell office:value-type="float" office:value="0.0603679635">
            <text:p>0,0603679635</text:p>
          </table:table-cell>
          <table:table-cell office:value-type="float" office:value="0.0390262335">
            <text:p>0,0390262335</text:p>
          </table:table-cell>
          <table:table-cell office:value-type="float" office:value="0.0116792929">
            <text:p>0,0116792929</text:p>
          </table:table-cell>
          <table:table-cell office:value-type="float" office:value="0.0000006477">
            <text:p>6,477E-007</text:p>
          </table:table-cell>
          <table:table-cell office:value-type="float" office:value="0.0161807519">
            <text:p>0,0161807519</text:p>
          </table:table-cell>
          <table:table-cell office:value-type="float" office:value="0.0000014247">
            <text:p>1,4247E-006</text:p>
          </table:table-cell>
          <table:table-cell office:value-type="float" office:value="0.3466921735">
            <text:p>0,3466921735</text:p>
          </table:table-cell>
          <table:table-cell office:value-type="float" office:value="0.0000001442">
            <text:p>1,442E-007</text:p>
          </table:table-cell>
          <table:table-cell office:value-type="float" office:value="0.3183631659">
            <text:p>0,3183631659</text:p>
          </table:table-cell>
          <table:table-cell office:value-type="float" office:value="0.0000016101">
            <text:p>1,6101E-006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785628256">
            <text:p>0,2785628256</text:p>
          </table:table-cell>
          <table:table-cell office:value-type="float" office:value="0.1822403757">
            <text:p>0,1822403757</text:p>
          </table:table-cell>
          <table:table-cell office:value-type="float" office:value="0.0531849618">
            <text:p>0,0531849618</text:p>
          </table:table-cell>
          <table:table-cell office:value-type="float" office:value="0.0321344238">
            <text:p>0,0321344238</text:p>
          </table:table-cell>
          <table:table-cell office:value-type="float" office:value="0.0082070707">
            <text:p>0,0082070707</text:p>
          </table:table-cell>
          <table:table-cell office:value-type="float" office:value="0.0000001993">
            <text:p>1,993E-007</text:p>
          </table:table-cell>
          <table:table-cell office:value-type="float" office:value="0.012232028">
            <text:p>0,012232028</text:p>
          </table:table-cell>
          <table:table-cell office:value-type="float" office:value="0.0000003937">
            <text:p>3,937E-007</text:p>
          </table:table-cell>
          <table:table-cell office:value-type="float" office:value="0.3454825616">
            <text:p>0,3454825616</text:p>
          </table:table-cell>
          <table:table-cell office:value-type="float" office:value="0.0000000175">
            <text:p>1,75E-008</text:p>
          </table:table-cell>
          <table:table-cell office:value-type="float" office:value="0.3167264407">
            <text:p>0,3167264407</text:p>
          </table:table-cell>
          <table:table-cell office:value-type="float" office:value="0.0000022685">
            <text:p>2,2685E-006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2785628256">
            <text:p>0,2785628256</text:p>
          </table:table-cell>
          <table:table-cell office:value-type="float" office:value="0.1828964704">
            <text:p>0,1828964704</text:p>
          </table:table-cell>
          <table:table-cell office:value-type="float" office:value="0.0474419013">
            <text:p>0,0474419013</text:p>
          </table:table-cell>
          <table:table-cell office:value-type="float" office:value="0.0272153726">
            <text:p>0,0272153726</text:p>
          </table:table-cell>
          <table:table-cell office:value-type="float" office:value="0.0066287879">
            <text:p>0,0066287879</text:p>
          </table:table-cell>
          <table:table-cell office:value-type="float" office:value="0.0000001495">
            <text:p>1,495E-007</text:p>
          </table:table-cell>
          <table:table-cell office:value-type="float" office:value="0.0105837592">
            <text:p>0,0105837592</text:p>
          </table:table-cell>
          <table:table-cell office:value-type="float" office:value="0.0000000625">
            <text:p>6,25E-008</text:p>
          </table:table-cell>
          <table:table-cell office:value-type="float" office:value="0.3454817826">
            <text:p>0,3454817826</text:p>
          </table:table-cell>
          <table:table-cell office:value-type="float" office:value="0.0000001386">
            <text:p>1,386E-007</text:p>
          </table:table-cell>
          <table:table-cell office:value-type="float" office:value="0.3156924516">
            <text:p>0,3156924516</text:p>
          </table:table-cell>
          <table:table-cell office:value-type="float" office:value="0.0000016362">
            <text:p>1,6362E-0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785628256">
            <text:p>0,2785628256</text:p>
          </table:table-cell>
          <table:table-cell office:value-type="float" office:value="0.1833857334">
            <text:p>0,1833857334</text:p>
          </table:table-cell>
          <table:table-cell office:value-type="float" office:value="0.0429674294">
            <text:p>0,0429674294</text:p>
          </table:table-cell>
          <table:table-cell office:value-type="float" office:value="0.0236343086">
            <text:p>0,0236343086</text:p>
          </table:table-cell>
          <table:table-cell office:value-type="float" office:value="0.0066287879">
            <text:p>0,0066287879</text:p>
          </table:table-cell>
          <table:table-cell office:value-type="float" office:value="0.0000001495">
            <text:p>1,495E-007</text:p>
          </table:table-cell>
          <table:table-cell office:value-type="float" office:value="0.0096934054">
            <text:p>0,0096934054</text:p>
          </table:table-cell>
          <table:table-cell office:value-type="float" office:value="0.0000000727">
            <text:p>7,27E-008</text:p>
          </table:table-cell>
          <table:table-cell office:value-type="float" office:value="0.3447744181">
            <text:p>0,3447744181</text:p>
          </table:table-cell>
          <table:table-cell office:value-type="float" office:value="0.0000001381">
            <text:p>1,381E-007</text:p>
          </table:table-cell>
          <table:table-cell office:value-type="float" office:value="0.3150803071">
            <text:p>0,3150803071</text:p>
          </table:table-cell>
          <table:table-cell office:value-type="float" office:value="0.0000017887">
            <text:p>1,7887E-006</text:p>
          </table:table-cell>
        </table:table-row>
        <table:table-row table:style-name="ro1">
          <table:table-cell>
            <draw:frame table:end-cell-address="Sheet1.O39" table:end-x="1.559cm" table:end-y="0.08cm" draw:z-index="0" draw:style-name="gr1" draw:text-style-name="P1" svg:width="36.121cm" svg:height="11.721cm" svg:x="0.1cm" svg:y="0.101cm">
              <draw:object draw:notify-on-update-of-ranges="Sheet1.A1:Sheet1.A1 Sheet1.A2:Sheet1.A12 Sheet1.B1:Sheet1.B1 Sheet1.B2:Sheet1.B12 Sheet1.C1:Sheet1.C1 Sheet1.C2:Sheet1.C12 Sheet1.D1:Sheet1.D1 Sheet1.D2:Sheet1.D12 Sheet1.E1:Sheet1.E1 Sheet1.E2:Sheet1.E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/07/2018</text:date>, <text:time>11:1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9T11:18:23.75</dc:date>
    <meta:document-statistic meta:table-count="1" meta:cell-count="156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122cm" svg:height="11.722cm" xlink:href=".." xlink:type="simple" chart:class="chart:line" chart:style-name="ch1">
        <chart:legend chart:legend-position="end" svg:x="33.058cm" svg:y="4.763cm" style:legend-expansion="high" chart:style-name="ch2"/>
        <chart:plot-area chart:style-name="ch3" table:cell-range-address="Sheet1.A1:Sheet1.E12" chart:data-source-has-labels="both" svg:x="1.172cm" svg:y="1.071cm" svg:width="30.442cm" svg:height="9.997cm">
          <chartooo:coordinate-region svg:x="1.899cm" svg:y="1.284cm" svg:width="29.621cm" svg:height="9.111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series chart:style-name="ch7" chart:values-cell-range-address="Sheet1.C2:Sheet1.C12" chart:label-cell-address="Sheet1.C1:Sheet1.C1" chart:class="chart:line">
            <chart:data-point chart:repeated="11"/>
          </chart:series>
          <chart:series chart:style-name="ch8" chart:values-cell-range-address="Sheet1.D2:Sheet1.D12" chart:label-cell-address="Sheet1.D1:Sheet1.D1" chart:class="chart:line">
            <chart:data-point chart:repeated="11"/>
          </chart:series>
          <chart:series chart:style-name="ch9" chart:values-cell-range-address="Sheet1.E2:Sheet1.E12" chart:label-cell-address="Sheet1.E1:Sheet1.E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_pred</text:p>
                <draw:g>
                  <svg:desc>Sheet1.B1:Sheet1.B1</svg:desc>
                </draw:g>
              </table:table-cell>
              <table:table-cell office:value-type="string">
                <text:p>rmse_kt</text:p>
                <draw:g>
                  <svg:desc>Sheet1.C1:Sheet1.C1</svg:desc>
                </draw:g>
              </table:table-cell>
              <table:table-cell office:value-type="string">
                <text:p>corrects_gt</text:p>
                <draw:g>
                  <svg:desc>Sheet1.D1:Sheet1.D1</svg:desc>
                </draw:g>
              </table:table-cell>
              <table:table-cell office:value-type="string">
                <text:p>correc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2</svg:desc>
                </draw:g>
              </table:table-cell>
              <table:table-cell office:value-type="float" office:value="0.2785628256">
                <text:p>0.2785628256</text:p>
                <draw:g>
                  <svg:desc>Sheet1.B2:Sheet1.B12</svg:desc>
                </draw:g>
              </table:table-cell>
              <table:table-cell office:value-type="float" office:value="0.1882980557">
                <text:p>0.1882980557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  <table:table-cell office:value-type="float" office:value="1">
                <text:p>1</text:p>
                <draw:g>
                  <svg:desc>Sheet1.E2:Sheet1.E1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094518173">
                <text:p>0.0094518173</text:p>
              </table:table-cell>
              <table:table-cell office:value-type="float" office:value="0.3565431145">
                <text:p>0.3565431145</text:p>
              </table:table-cell>
              <table:table-cell office:value-type="float" office:value="0.8643563761">
                <text:p>0.864356376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579544618">
                <text:p>0.0579544618</text:p>
              </table:table-cell>
              <table:table-cell office:value-type="float" office:value="0.1971222114">
                <text:p>0.1971222114</text:p>
              </table:table-cell>
              <table:table-cell office:value-type="float" office:value="0.5170685997">
                <text:p>0.517068599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1393926454">
                <text:p>0.1393926454</text:p>
              </table:table-cell>
              <table:table-cell office:value-type="float" office:value="0.1332530662">
                <text:p>0.1332530662</text:p>
              </table:table-cell>
              <table:table-cell office:value-type="float" office:value="0.2313966703">
                <text:p>0.231396670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1640337429">
                <text:p>0.1640337429</text:p>
              </table:table-cell>
              <table:table-cell office:value-type="float" office:value="0.1007624845">
                <text:p>0.1007624845</text:p>
              </table:table-cell>
              <table:table-cell office:value-type="float" office:value="0.1152586829">
                <text:p>0.115258682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1746960185">
                <text:p>0.1746960185</text:p>
              </table:table-cell>
              <table:table-cell office:value-type="float" office:value="0.0823148404">
                <text:p>0.0823148404</text:p>
              </table:table-cell>
              <table:table-cell office:value-type="float" office:value="0.0694759195">
                <text:p>0.069475919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1777040647">
                <text:p>0.1777040647</text:p>
              </table:table-cell>
              <table:table-cell office:value-type="float" office:value="0.0693190224">
                <text:p>0.0693190224</text:p>
              </table:table-cell>
              <table:table-cell office:value-type="float" office:value="0.0509071934">
                <text:p>0.050907193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1805216224">
                <text:p>0.1805216224</text:p>
              </table:table-cell>
              <table:table-cell office:value-type="float" office:value="0.0603679635">
                <text:p>0.0603679635</text:p>
              </table:table-cell>
              <table:table-cell office:value-type="float" office:value="0.0390262335">
                <text:p>0.039026233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1822403757">
                <text:p>0.1822403757</text:p>
              </table:table-cell>
              <table:table-cell office:value-type="float" office:value="0.0531849618">
                <text:p>0.0531849618</text:p>
              </table:table-cell>
              <table:table-cell office:value-type="float" office:value="0.0321344238">
                <text:p>0.032134423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1828964704">
                <text:p>0.1828964704</text:p>
              </table:table-cell>
              <table:table-cell office:value-type="float" office:value="0.0474419013">
                <text:p>0.0474419013</text:p>
              </table:table-cell>
              <table:table-cell office:value-type="float" office:value="0.0272153726">
                <text:p>0.02721537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785628256">
                <text:p>0.2785628256</text:p>
              </table:table-cell>
              <table:table-cell office:value-type="float" office:value="0.1833857334">
                <text:p>0.1833857334</text:p>
              </table:table-cell>
              <table:table-cell office:value-type="float" office:value="0.0429674294">
                <text:p>0.0429674294</text:p>
              </table:table-cell>
              <table:table-cell office:value-type="float" office:value="0.0236343086">
                <text:p>0.0236343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